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Source Sans Pro" svg:font-family="'Source Sans Pro', Helvetica, Arial, sans-serif"/>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3.1" style:family="table-row">
      <style:table-row-properties style:min-row-height="0.6861in"/>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P1" style:family="paragraph" style:parent-style-name="Standard">
      <style:text-properties fo:font-weight="bold" officeooo:rsid="003942dc" officeooo:paragraph-rsid="003942dc" style:font-weight-asian="bold"/>
    </style:style>
    <style:style style:name="P2" style:family="paragraph" style:parent-style-name="Standard">
      <style:paragraph-properties fo:margin-top="0in" fo:margin-bottom="0in" style:contextual-spacing="false" fo:line-height="100%"/>
      <style:text-properties officeooo:rsid="00191a75" officeooo:paragraph-rsid="00191a75" fo:background-color="#fff200"/>
    </style:style>
    <style:style style:name="P3" style:family="paragraph" style:parent-style-name="Text_20_body">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3942dc"/>
    </style:style>
    <style:style style:name="P6" style:family="paragraph" style:parent-style-name="Standard">
      <style:text-properties officeooo:paragraph-rsid="008e9d18"/>
    </style:style>
    <style:style style:name="P7" style:family="paragraph" style:parent-style-name="Standard">
      <style:paragraph-properties fo:text-align="end" style:justify-single-word="false"/>
      <style:text-properties officeooo:paragraph-rsid="003942dc"/>
    </style:style>
    <style:style style:name="P8" style:family="paragraph" style:parent-style-name="Standard">
      <style:paragraph-properties fo:margin-top="0in" fo:margin-bottom="0in" style:contextual-spacing="false" fo:line-height="100%"/>
    </style:style>
    <style:style style:name="P9" style:family="paragraph" style:parent-style-name="Standard">
      <style:paragraph-properties fo:margin-top="0in" fo:margin-bottom="0in" style:contextual-spacing="false" fo:line-height="100%"/>
      <style:text-properties officeooo:rsid="00191a75" officeooo:paragraph-rsid="00191a75"/>
    </style:style>
    <style:style style:name="P10" style:family="paragraph" style:parent-style-name="Standard">
      <style:paragraph-properties fo:margin-top="0in" fo:margin-bottom="0in" style:contextual-spacing="false" fo:line-height="100%"/>
      <style:text-properties officeooo:rsid="0068480f" officeooo:paragraph-rsid="0068480f"/>
    </style:style>
    <style:style style:name="P11" style:family="paragraph" style:parent-style-name="Standard">
      <style:paragraph-properties fo:margin-top="0in" fo:margin-bottom="0in" style:contextual-spacing="false" fo:line-height="100%"/>
      <style:text-properties officeooo:rsid="00756bda" officeooo:paragraph-rsid="00756bda"/>
    </style:style>
    <style:style style:name="P12" style:family="paragraph" style:parent-style-name="Standard">
      <style:paragraph-properties fo:margin-top="0in" fo:margin-bottom="0in" style:contextual-spacing="false" fo:line-height="100%"/>
      <style:text-properties officeooo:rsid="00d76dcf" officeooo:paragraph-rsid="00f66471"/>
    </style:style>
    <style:style style:name="P13" style:family="paragraph" style:parent-style-name="Heading_20_1">
      <style:text-properties officeooo:paragraph-rsid="00fffa77"/>
    </style:style>
    <style:style style:name="P14" style:family="paragraph" style:parent-style-name="Standard">
      <style:text-properties style:use-window-font-color="true" loext:opacity="0%" style:font-name="Calibri" fo:font-size="11pt" fo:language="en" fo:country="US" fo:font-weight="normal" officeooo:rsid="00fb2263" officeooo:paragraph-rsid="00fb2263"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5" style:family="paragraph" style:parent-style-name="Standard">
      <style:paragraph-properties fo:margin-left="0.5in" fo:text-indent="0in" style:auto-text-indent="false"/>
      <style:text-properties style:use-window-font-color="true" loext:opacity="0%" style:font-name="Calibri" fo:font-size="11pt" fo:language="en" fo:country="US" fo:font-weight="normal" officeooo:rsid="00fb2263" officeooo:paragraph-rsid="00fb2263"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6" style:family="paragraph" style:parent-style-name="Standard">
      <style:paragraph-properties fo:margin-top="0in" fo:margin-bottom="0.0307in" style:contextual-spacing="false"/>
      <style:text-properties style:use-window-font-color="true" loext:opacity="0%" style:font-name="Liberation Mono" fo:font-size="9pt" fo:language="en" fo:country="US" fo:font-weight="normal" officeooo:rsid="00fb2263" officeooo:paragraph-rsid="00fb2263" style:font-name-asian="Calibri1" style:font-size-asian="9pt" style:language-asian="en" style:country-asian="US" style:font-weight-asian="normal" style:font-name-complex="DejaVu Sans" style:font-size-complex="9pt" style:language-complex="ar" style:country-complex="SA" style:font-weight-complex="normal"/>
    </style:style>
    <style:style style:name="P17" style:family="paragraph" style:parent-style-name="Standard">
      <style:paragraph-properties fo:margin-top="0in" fo:margin-bottom="0in" style:contextual-spacing="false" fo:line-height="100%"/>
      <style:text-properties fo:font-variant="normal" fo:text-transform="none" fo:color="#333333" loext:opacity="100%" style:font-name="Source Sans Pro" fo:font-size="12pt" fo:letter-spacing="normal" fo:font-style="normal" fo:font-weight="normal" officeooo:rsid="00f8edd0" officeooo:paragraph-rsid="00f8edd0" fo:background-color="transparent"/>
    </style:style>
    <style:style style:name="P18" style:family="paragraph" style:parent-style-name="Standard">
      <style:paragraph-properties fo:margin-top="0in" fo:margin-bottom="0in" style:contextual-spacing="false" fo:line-height="100%"/>
      <style:text-properties officeooo:rsid="00f8edd0" officeooo:paragraph-rsid="00f8edd0"/>
    </style:style>
    <style:style style:name="P19" style:family="paragraph" style:parent-style-name="Standard">
      <style:paragraph-properties fo:margin-top="0in" fo:margin-bottom="0in" style:contextual-spacing="false" fo:line-height="100%" fo:text-align="start" style:justify-single-word="false"/>
      <style:text-properties officeooo:rsid="00f8edd0" officeooo:paragraph-rsid="00f8edd0"/>
    </style:style>
    <style:style style:name="P20" style:family="paragraph" style:parent-style-name="Standard">
      <style:paragraph-properties fo:margin-top="0in" fo:margin-bottom="0in" style:contextual-spacing="false" fo:line-height="100%"/>
      <style:text-properties officeooo:rsid="00f8edd0" officeooo:paragraph-rsid="010cd810"/>
    </style:style>
    <style:style style:name="P21" style:family="paragraph" style:parent-style-name="Standard">
      <style:paragraph-properties fo:margin-top="0in" fo:margin-bottom="0in" style:contextual-spacing="false"/>
      <style:text-properties officeooo:rsid="00f8edd0" officeooo:paragraph-rsid="00f8edd0"/>
    </style:style>
    <style:style style:name="P22" style:family="paragraph" style:parent-style-name="Standard">
      <style:paragraph-properties fo:margin-top="0in" fo:margin-bottom="0in" style:contextual-spacing="false" fo:line-height="100%"/>
      <style:text-properties fo:color="#ce181e" loext:opacity="100%" fo:font-weight="bold" officeooo:rsid="00f8edd0" officeooo:paragraph-rsid="00f8edd0" style:font-weight-asian="bold" style:font-weight-complex="bold"/>
    </style:style>
    <style:style style:name="P23" style:family="paragraph" style:parent-style-name="Standard">
      <style:text-properties officeooo:rsid="00cb74a5" officeooo:paragraph-rsid="00cb74a5"/>
    </style:style>
    <style:style style:name="P24" style:family="paragraph" style:parent-style-name="Standard">
      <style:text-properties officeooo:rsid="00fc8bc2" officeooo:paragraph-rsid="00fc8bc2"/>
    </style:style>
    <style:style style:name="P25" style:family="paragraph" style:parent-style-name="Standard">
      <style:paragraph-properties fo:margin-top="0.1083in" fo:margin-bottom="0.139in" style:contextual-spacing="false"/>
    </style:style>
    <style:style style:name="P26" style:family="paragraph" style:parent-style-name="Standard">
      <style:text-properties officeooo:rsid="0105ac47" officeooo:paragraph-rsid="0105ac47"/>
    </style:style>
    <style:style style:name="P27" style:family="paragraph" style:parent-style-name="Standard">
      <style:text-properties officeooo:paragraph-rsid="010e8d1b"/>
    </style:style>
    <style:style style:name="P28" style:family="paragraph" style:parent-style-name="Heading_20_1">
      <style:text-properties officeooo:rsid="00fffa77" officeooo:paragraph-rsid="00fffa77"/>
    </style:style>
    <style:style style:name="P29" style:family="paragraph" style:parent-style-name="Standard">
      <style:text-properties fo:font-weight="normal" officeooo:rsid="00f8edd0" officeooo:paragraph-rsid="00f8edd0" fo:background-color="transparent" style:font-weight-asian="normal" style:font-weight-complex="normal"/>
    </style:style>
    <style:style style:name="P30" style:family="paragraph" style:parent-style-name="Standard">
      <style:paragraph-properties fo:margin-top="0in" fo:margin-bottom="0in" style:contextual-spacing="false" fo:line-height="100%"/>
      <style:text-properties officeooo:rsid="0109b0b0" officeooo:paragraph-rsid="0109b0b0" fo:background-color="transparent"/>
    </style:style>
    <style:style style:name="P31" style:family="paragraph" style:parent-style-name="Standard">
      <style:text-properties officeooo:rsid="00fa9744" officeooo:paragraph-rsid="00fa9744" fo:background-color="transparent"/>
    </style:style>
    <style:style style:name="P32" style:family="paragraph" style:parent-style-name="Standard">
      <style:paragraph-properties fo:margin-top="0in" fo:margin-bottom="0in" style:contextual-spacing="false" fo:line-height="100%"/>
      <style:text-properties officeooo:rsid="011334c9"/>
    </style:style>
    <style:style style:name="P33" style:family="paragraph" style:parent-style-name="Standard">
      <style:text-properties officeooo:rsid="00feb2ee" officeooo:paragraph-rsid="0114d1b0"/>
    </style:style>
    <style:style style:name="P34" style:family="paragraph" style:parent-style-name="Standard">
      <style:text-properties officeooo:rsid="00fa9744" officeooo:paragraph-rsid="00fa9744"/>
    </style:style>
    <style:style style:name="P35" style:family="paragraph" style:parent-style-name="Standard">
      <style:text-properties officeooo:rsid="01153490" officeooo:paragraph-rsid="01153490"/>
    </style:style>
    <style:style style:name="P36" style:family="paragraph" style:parent-style-name="Standard">
      <style:paragraph-properties fo:margin-top="0in" fo:margin-bottom="0.0307in" style:contextual-spacing="false"/>
      <style:text-properties style:font-name="Liberation Mono" fo:font-size="9pt" officeooo:rsid="01153490" officeooo:paragraph-rsid="01153490" style:font-size-asian="9pt" style:font-size-complex="9pt"/>
    </style:style>
    <style:style style:name="P37" style:family="paragraph" style:parent-style-name="Standard">
      <style:paragraph-properties fo:margin-top="0in" fo:margin-bottom="0.0307in" style:contextual-spacing="false"/>
      <style:text-properties style:font-name="Liberation Mono" fo:font-size="9pt" officeooo:rsid="01153490" officeooo:paragraph-rsid="0117983f" style:font-size-asian="9pt" style:font-size-complex="9pt"/>
    </style:style>
    <style:style style:name="P38" style:family="paragraph" style:parent-style-name="Standard">
      <style:text-properties officeooo:paragraph-rsid="0105ac47"/>
    </style:style>
    <style:style style:name="P39" style:family="paragraph" style:parent-style-name="Heading_20_1">
      <style:text-properties officeooo:rsid="010e8d1b"/>
    </style:style>
    <style:style style:name="P40" style:family="paragraph" style:parent-style-name="Standard" style:list-style-name="L1">
      <style:text-properties officeooo:rsid="0105ac47" officeooo:paragraph-rsid="0105ac47"/>
    </style:style>
    <style:style style:name="P41" style:family="paragraph" style:parent-style-name="Standard" style:list-style-name="L1">
      <style:text-properties officeooo:rsid="0105ceaa" officeooo:paragraph-rsid="0105ceaa"/>
    </style:style>
    <style:style style:name="P42" style:family="paragraph" style:parent-style-name="Standard" style:list-style-name="L1">
      <style:text-properties officeooo:rsid="01075166" officeooo:paragraph-rsid="01075166"/>
    </style:style>
    <style:style style:name="P43" style:family="paragraph" style:parent-style-name="Standard" style:list-style-name="L1">
      <style:text-properties officeooo:rsid="0108d732" officeooo:paragraph-rsid="0108d732"/>
    </style:style>
    <style:style style:name="P44" style:family="paragraph" style:parent-style-name="Standard" style:list-style-name="L1">
      <style:text-properties officeooo:rsid="0108d732" officeooo:paragraph-rsid="011b5e87"/>
    </style:style>
    <style:style style:name="P45" style:family="paragraph" style:parent-style-name="Standard">
      <style:paragraph-properties fo:margin-top="0in" fo:margin-bottom="0in" style:contextual-spacing="false" fo:line-height="100%"/>
      <style:text-properties officeooo:paragraph-rsid="011a9129"/>
    </style:style>
    <style:style style:name="P46" style:family="paragraph" style:parent-style-name="Standard">
      <style:text-properties officeooo:rsid="00fc8bc2" officeooo:paragraph-rsid="011a9129"/>
    </style:style>
    <style:style style:name="P47" style:family="paragraph" style:parent-style-name="Standard">
      <style:text-properties officeooo:paragraph-rsid="011a9129"/>
    </style:style>
    <style:style style:name="P48" style:family="paragraph" style:parent-style-name="Standard">
      <style:text-properties officeooo:rsid="0103cf3d" officeooo:paragraph-rsid="011b5e87"/>
    </style:style>
    <style:style style:name="P49" style:family="paragraph" style:parent-style-name="Standard">
      <style:text-properties officeooo:rsid="0109b0b0" officeooo:paragraph-rsid="011ccd2c"/>
    </style:style>
    <style:style style:name="P50" style:family="paragraph" style:parent-style-name="Standard">
      <style:text-properties officeooo:rsid="0109b0b0" officeooo:paragraph-rsid="011e5a4a"/>
    </style:style>
    <style:style style:name="P51" style:family="paragraph" style:parent-style-name="Standard">
      <style:paragraph-properties fo:margin-top="0in" fo:margin-bottom="0.0307in" style:contextual-spacing="false"/>
      <style:text-properties style:font-name="Liberation Mono" fo:font-size="9pt" officeooo:rsid="01153490" officeooo:paragraph-rsid="01153490" style:font-size-asian="9pt" style:font-size-complex="9pt"/>
    </style:style>
    <style:style style:name="P52" style:family="paragraph" style:parent-style-name="Standard">
      <style:text-properties officeooo:rsid="00cb74a5" officeooo:paragraph-rsid="011ccd2c"/>
    </style:style>
    <style:style style:name="P53" style:family="paragraph" style:parent-style-name="Standard">
      <style:text-properties officeooo:rsid="010e8d1b" officeooo:paragraph-rsid="010e8d1b"/>
    </style:style>
    <style:style style:name="P54" style:family="paragraph" style:parent-style-name="Standard">
      <style:text-properties officeooo:rsid="01216d61" officeooo:paragraph-rsid="01216d61"/>
    </style:style>
    <style:style style:name="T1" style:family="text">
      <style:text-properties fo:font-weight="bold" style:font-weight-asian="bold"/>
    </style:style>
    <style:style style:name="T2" style:family="text">
      <style:text-properties fo:font-weight="bold" officeooo:rsid="007f3401" style:font-weight-asian="bold"/>
    </style:style>
    <style:style style:name="T3" style:family="text">
      <style:text-properties fo:font-weight="bold" officeooo:rsid="008cae43" style:font-weight-asian="bold"/>
    </style:style>
    <style:style style:name="T4" style:family="text">
      <style:text-properties fo:font-weight="bold" officeooo:rsid="00f8edd0" style:font-weight-asian="bold"/>
    </style:style>
    <style:style style:name="T5" style:family="text">
      <style:text-properties fo:font-weight="bold" style:font-weight-asian="bold" style:font-weight-complex="bold"/>
    </style:style>
    <style:style style:name="T6" style:family="text">
      <style:text-properties fo:font-size="22pt" style:font-size-asian="22pt"/>
    </style:style>
    <style:style style:name="T7" style:family="text">
      <style:text-properties fo:font-size="22pt" officeooo:rsid="00191a75" style:font-size-asian="22pt"/>
    </style:style>
    <style:style style:name="T8" style:family="text">
      <style:text-properties fo:font-size="22pt" officeooo:rsid="00f8edd0" style:font-size-asian="22pt"/>
    </style:style>
    <style:style style:name="T9" style:family="text">
      <style:text-properties fo:font-style="italic" fo:font-weight="bold" officeooo:rsid="00fa9744"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fc8bc2" style:font-style-asian="italic" style:font-style-complex="italic"/>
    </style:style>
    <style:style style:name="T12" style:family="text">
      <style:text-properties fo:font-style="italic" officeooo:rsid="011d3c6c" style:font-style-asian="italic" style:font-style-complex="italic"/>
    </style:style>
    <style:style style:name="T13" style:family="text">
      <style:text-properties officeooo:rsid="00191a75"/>
    </style:style>
    <style:style style:name="T14" style:family="text">
      <style:text-properties officeooo:rsid="001a6268"/>
    </style:style>
    <style:style style:name="T15" style:family="text">
      <style:text-properties officeooo:rsid="001c2e80"/>
    </style:style>
    <style:style style:name="T16" style:family="text">
      <style:text-properties officeooo:rsid="002c5745"/>
    </style:style>
    <style:style style:name="T17" style:family="text">
      <style:text-properties fo:font-size="12pt" officeooo:rsid="00191a75" style:font-size-asian="12pt" style:font-size-complex="12pt"/>
    </style:style>
    <style:style style:name="T18" style:family="text">
      <style:text-properties fo:font-variant="normal" fo:text-transform="none" style:use-window-font-color="true" loext:opacity="0%" style:font-name="Calibri" fo:font-size="11pt" fo:letter-spacing="normal" fo:language="en" fo:country="US" fo:font-style="normal" fo:font-weight="normal"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 style:family="text">
      <style:text-properties fo:font-variant="normal" fo:text-transform="none" style:use-window-font-color="true" loext:opacity="0%" style:font-name="Calibri" fo:font-size="11pt" fo:letter-spacing="normal" fo:language="en" fo:country="US" fo:font-style="normal" fo:font-weight="normal" officeooo:rsid="0075538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 style:family="text">
      <style:text-properties fo:font-variant="normal" fo:text-transform="none" style:use-window-font-color="true" loext:opacity="0%" style:font-name="Calibri" fo:font-size="11pt" fo:letter-spacing="normal" fo:language="en" fo:country="US" fo:font-style="normal" fo:font-weight="normal" officeooo:rsid="011d2ee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 style:family="text">
      <style:text-properties officeooo:rsid="0080bfcf"/>
    </style:style>
    <style:style style:name="T22" style:family="text">
      <style:text-properties officeooo:rsid="00a57887"/>
    </style:style>
    <style:style style:name="T23" style:family="text">
      <style:text-properties officeooo:rsid="00f8edd0"/>
    </style:style>
    <style:style style:name="T24" style:family="text">
      <style:text-properties officeooo:rsid="00fa9744"/>
    </style:style>
    <style:style style:name="T25" style:family="text">
      <style:text-properties officeooo:rsid="00fb2263"/>
    </style:style>
    <style:style style:name="T26" style:family="text">
      <style:text-properties style:font-name="Liberation Mono"/>
    </style:style>
    <style:style style:name="T27" style:family="text">
      <style:text-properties officeooo:rsid="00fc8bc2"/>
    </style:style>
    <style:style style:name="T28" style:family="text">
      <style:text-properties officeooo:rsid="00feb2ee"/>
    </style:style>
    <style:style style:name="T29" style:family="text">
      <style:text-properties officeooo:rsid="00fffa77"/>
    </style:style>
    <style:style style:name="T30" style:family="text">
      <style:text-properties officeooo:rsid="0100a90f"/>
    </style:style>
    <style:style style:name="T31" style:family="text">
      <style:text-properties officeooo:rsid="0101eece"/>
    </style:style>
    <style:style style:name="T32" style:family="text">
      <style:text-properties officeooo:rsid="0105ceaa"/>
    </style:style>
    <style:style style:name="T33" style:family="text">
      <style:text-properties officeooo:rsid="01076f6e"/>
    </style:style>
    <style:style style:name="T34" style:family="text">
      <style:text-properties officeooo:rsid="0109b0b0"/>
    </style:style>
    <style:style style:name="T35" style:family="text">
      <style:text-properties officeooo:rsid="010cd810"/>
    </style:style>
    <style:style style:name="T36" style:family="text">
      <style:text-properties officeooo:rsid="010e8d1b"/>
    </style:style>
    <style:style style:name="T37" style:family="text">
      <style:text-properties officeooo:rsid="01134f23"/>
    </style:style>
    <style:style style:name="T38" style:family="text">
      <style:text-properties officeooo:rsid="0114d1b0"/>
    </style:style>
    <style:style style:name="T39" style:family="text">
      <style:text-properties officeooo:rsid="0116f414"/>
    </style:style>
    <style:style style:name="T40" style:family="text">
      <style:text-properties officeooo:rsid="01173e91"/>
    </style:style>
    <style:style style:name="T41" style:family="text">
      <style:text-properties officeooo:rsid="011a781b"/>
    </style:style>
    <style:style style:name="T42" style:family="text">
      <style:text-properties officeooo:rsid="0105ac47"/>
    </style:style>
    <style:style style:name="T43" style:family="text">
      <style:text-properties officeooo:rsid="011a9129"/>
    </style:style>
    <style:style style:name="T44" style:family="text">
      <style:text-properties style:use-window-font-color="true" loext:opacity="0%" style:font-name="Calibri" fo:font-size="11pt" fo:language="en" fo:country="US" officeooo:rsid="011a9129" style:font-name-asian="Calibri1" style:font-size-asian="11pt" style:language-asian="en" style:country-asian="US" style:font-name-complex="DejaVu Sans" style:font-size-complex="11pt" style:language-complex="ar" style:country-complex="SA"/>
    </style:style>
    <style:style style:name="T45" style:family="text">
      <style:text-properties style:use-window-font-color="true" loext:opacity="0%" style:font-name="Calibri" fo:font-size="11pt" fo:language="en" fo:country="US" officeooo:rsid="011ccd2c" style:font-name-asian="Calibri1" style:font-size-asian="11pt" style:language-asian="en" style:country-asian="US" style:font-name-complex="DejaVu Sans" style:font-size-complex="11pt" style:language-complex="ar" style:country-complex="SA"/>
    </style:style>
    <style:style style:name="T46" style:family="text">
      <style:text-properties style:use-window-font-color="true" loext:opacity="0%" style:font-name="Calibri" fo:font-size="11pt" fo:language="en" fo:country="US" officeooo:rsid="011e5a4a" style:font-name-asian="Calibri1" style:font-size-asian="11pt" style:language-asian="en" style:country-asian="US" style:font-name-complex="DejaVu Sans" style:font-size-complex="11pt" style:language-complex="ar" style:country-complex="SA"/>
    </style:style>
    <style:style style:name="T47" style:family="text">
      <style:text-properties style:use-window-font-color="true" loext:opacity="0%" style:font-name="Calibri" fo:font-size="11pt" fo:language="en" fo:country="US" fo:font-style="italic" officeooo:rsid="011e5a4a" style:font-name-asian="Calibri1" style:font-size-asian="11pt" style:language-asian="en" style:country-asian="US" style:font-style-asian="italic" style:font-name-complex="DejaVu Sans" style:font-size-complex="11pt" style:language-complex="ar" style:country-complex="SA" style:font-style-complex="italic"/>
    </style:style>
    <style:style style:name="T48" style:family="text">
      <style:text-properties style:use-window-font-color="true" loext:opacity="0%" style:font-name="Liberation Mono" fo:font-size="11pt" fo:language="en" fo:country="US" officeooo:rsid="011a9129" style:font-name-asian="Calibri1" style:font-size-asian="11pt" style:language-asian="en" style:country-asian="US" style:font-name-complex="DejaVu Sans" style:font-size-complex="11pt" style:language-complex="ar" style:country-complex="SA"/>
    </style:style>
    <style:style style:name="T49" style:family="text">
      <style:text-properties style:use-window-font-color="true" loext:opacity="0%" style:font-name="Liberation Mono" fo:font-size="11pt" fo:language="en" fo:country="US" officeooo:rsid="011e5a4a" style:font-name-asian="Calibri1" style:font-size-asian="11pt" style:language-asian="en" style:country-asian="US" style:font-name-complex="DejaVu Sans" style:font-size-complex="11pt" style:language-complex="ar" style:country-complex="SA"/>
    </style:style>
    <style:style style:name="T50" style:family="text">
      <style:text-properties style:text-underline-style="solid" style:text-underline-width="auto" style:text-underline-color="font-color" officeooo:rsid="00fc8bc2"/>
    </style:style>
    <style:style style:name="T51" style:family="text">
      <style:text-properties style:text-underline-style="solid" style:text-underline-width="auto" style:text-underline-color="font-color" officeooo:rsid="011ccd2c"/>
    </style:style>
    <style:style style:name="T52" style:family="text">
      <style:text-properties officeooo:rsid="011b5e87"/>
    </style:style>
    <style:style style:name="T53" style:family="text">
      <style:text-properties officeooo:rsid="011ccd2c"/>
    </style:style>
    <style:style style:name="T54" style:family="text">
      <style:text-properties officeooo:rsid="011d3c6c"/>
    </style:style>
    <style:style style:name="T55" style:family="text">
      <style:text-properties officeooo:rsid="01204c5c"/>
    </style:style>
    <style:style style:name="T56" style:family="text">
      <style:text-properties officeooo:rsid="01216d61"/>
    </style:style>
    <style:style style:name="T57" style:family="text">
      <style:text-properties officeooo:rsid="0125af2c"/>
    </style:style>
    <style:style style:name="T58" style:family="text">
      <style:text-properties style:font-name="Liberation Mono"/>
    </style:style>
    <style:style style:name="T59" style:family="text">
      <style:text-properties style:font-name="Liberation Mono" officeooo:rsid="00fb2263"/>
    </style:style>
    <style:style style:name="T60" style:family="text">
      <style:text-properties style:font-name="Liberation Mono" officeooo:rsid="00feb2ee"/>
    </style:style>
    <style:style style:name="T61" style:family="text">
      <style:text-properties style:font-name="Liberation Mono" officeooo:rsid="0116f414"/>
    </style:style>
    <style:style style:name="T62" style:family="text">
      <style:text-properties style:font-name="Liberation Mono" officeooo:rsid="0105ac47"/>
    </style:style>
    <style:style style:name="T63" style:family="text">
      <style:text-properties style:font-name="Liberation Mono" officeooo:rsid="011b5e87"/>
    </style:style>
    <style:style style:name="T64" style:family="text">
      <style:text-properties style:font-name="Liberation Mono" officeooo:rsid="00fa9744"/>
    </style:style>
    <style:style style:name="T65" style:family="text">
      <style:text-properties style:font-name="Liberation Mono" officeooo:rsid="00f8edd0"/>
    </style:style>
    <style:style style:name="T66" style:family="text">
      <style:text-properties officeooo:rsid="01290913"/>
    </style:style>
    <style:style style:name="T67" style:family="text">
      <style:text-properties fo:color="#0000ff" loext:opacity="100%" style:font-name="Calibri" fo:font-size="11pt" fo:language="en" fo:country="US" officeooo:rsid="011a9129" style:font-name-asian="Calibri1" style:font-size-asian="11pt" style:language-asian="en" style:country-asian="US" style:font-name-complex="DejaVu Sans" style:font-size-complex="11pt" style:language-complex="ar" style:country-complex="S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 table:style-name="Table3">
        <table:table-column table:style-name="Table3.A" table:number-columns-repeated="3"/>
        <table:table-row table:style-name="Table3.1">
          <table:table-cell office:value-type="string">
            <text:p text:style-name="P1">OWASP ESAPI for Java</text:p>
          </table:table-cell>
          <table:table-cell office:value-type="string">
            <text:p text:style-name="P5"><text:span text:style-name="T1">Security </text:span><text:span text:style-name="T2">Bulletin</text:span><text:span text:style-name="T1"> #</text:span><text:span text:style-name="T3">1</text:span><text:span text:style-name="T4">2</text:span></text:p>
          </table:table-cell>
          <table:table-cell office:value-type="string">
            <text:p text:style-name="P7"><text:a xlink:type="simple" xlink:href="https://www.owasp.org/" text:style-name="ListLabel_20_1" text:visited-style-name="ListLabel_20_1"><text:span text:style-name="Internet_20_link"><text:span text:style-name="T1">The OWASP Foundation</text:span></text:span></text:a></text:p>
          </table:table-cell>
        </table:table-row>
      </table:table>
      <text:p text:style-name="Standard"><text:span text:style-name="Internet_20_link"/></text:p>
      <text:p text:style-name="P4"><text:bookmark text:name="t-t"/><text:span text:style-name="T7">How Does </text:span><text:span text:style-name="T8">GitHub Security Advisory </text:span><text:a xlink:type="simple" xlink:href="https://github.com/ESAPI/esapi-java-legacy/security/advisories/GHSA-r68h-jhhj-9jvm" text:style-name="Internet_20_link" text:visited-style-name="Visited_20_Internet_20_Link"><text:span text:style-name="T8">GHSA-r68h-jhhj-9jvm</text:span></text:a><text:span text:style-name="T6"> </text:span><text:span text:style-name="T7">Impact ESAPI?</text:span></text:p>
      <text:p text:style-name="P3"><text:span text:style-name="T17">Kevin W. Wall &lt;</text:span><text:a xlink:type="simple" xlink:href="mailto:kevin.w.wall@gmail.com" text:style-name="ListLabel_20_2" text:visited-style-name="ListLabel_20_2"><text:span text:style-name="Internet_20_link"><text:span text:style-name="T17">kevin.w.wall@gmail.com</text:span></text:span></text:a><text:span text:style-name="T17">&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32">Description:</text:p>
          </table:table-cell>
          <table:table-cell table:style-name="Table2.A1" office:value-type="string">
            <text:p text:style-name="P2"/>
            <text:p text:style-name="P17">The <text:span text:style-name="T26">Validator.isValidSafeHTML</text:span> interfaces <text:span text:style-name="T36">describe methods with </text:span>over-promised <text:span text:style-name="T36">results </text:span>and after further analysis, <text:span text:style-name="T36">they</text:span> cannot possibly deliver. As such, they have both been deprecated and marked for removal within a year’s time.</text:p>
          </table:table-cell>
        </table:table-row>
        <table:table-row table:style-name="Table2.1">
          <table:table-cell table:style-name="Table2.A1" office:value-type="string">
            <text:p text:style-name="P8">Module:</text:p>
          </table:table-cell>
          <table:table-cell table:style-name="Table2.A1" office:value-type="string">
            <text:p text:style-name="P19">ESAPI Validator</text:p>
          </table:table-cell>
        </table:table-row>
        <table:table-row table:style-name="Table2.1">
          <table:table-cell table:style-name="Table2.A1" office:value-type="string">
            <text:p text:style-name="P8">Announced:</text:p>
          </table:table-cell>
          <table:table-cell table:style-name="Table2.A1" office:value-type="string">
            <text:p text:style-name="P45"><text:span text:style-name="aqj"><text:span text:style-name="T55">As part of the ESAPI 2.5.3.0 release, i</text:span></text:span><text:span text:style-name="aqj"><text:span text:style-name="T21">n this security bulletin </text:span></text:span><text:span text:style-name="aqj"><text:span text:style-name="T43">and </text:span></text:span><text:span text:style-name="aqj"><text:span text:style-name="T44">GitHub Security Advisory </text:span></text:span><text:a xlink:type="simple" xlink:href="https://github.com/ESAPI/esapi-java-legacy/security/advisories/GHSA-r68h-jhhj-9jvm" text:style-name="Internet_20_link" text:visited-style-name="Visited_20_Internet_20_Link"><text:span text:style-name="aqj"><text:span text:style-name="T67">GHSA-r68h-jhhj-9jvm</text:span></text:span></text:a><text:span text:style-name="aqj"><text:span text:style-name="T44">.</text:span></text:span></text:p>
          </table:table-cell>
        </table:table-row>
        <table:table-row table:style-name="Table2.1">
          <table:table-cell table:style-name="Table2.A1" office:value-type="string">
            <text:p text:style-name="P8">Credits:</text:p>
          </table:table-cell>
          <table:table-cell table:style-name="Table2.A1" office:value-type="string">
            <text:p text:style-name="P18"><text:span text:style-name="T19">E</text:span><text:span text:style-name="T18">SAPI team</text:span></text:p>
          </table:table-cell>
        </table:table-row>
        <table:table-row table:style-name="Table2.1">
          <table:table-cell table:style-name="Table2.A1" office:value-type="string">
            <text:p text:style-name="P8">Affects:</text:p>
          </table:table-cell>
          <table:table-cell table:style-name="Table2.A1" office:value-type="string">
            <text:p text:style-name="P9">All versions of ESAPI 2.x,<text:span text:style-name="T43">as well as </text:span><text:span text:style-name="T22">all versions of ESAPI 1.x </text:span><text:span text:style-name="T23">(dating back to at least 1.3). This will not be </text:span><text:span text:style-name="T41">officially</text:span><text:span text:style-name="T23"> “fixed” until these </text:span><text:span text:style-name="T43">two</text:span><text:span text:style-name="T23"> </text:span><text:span text:style-name="T65">isValidSafeHTML</text:span><text:span text:style-name="T23"> methods are </text:span><text:span text:style-name="T41">completely</text:span><text:span text:style-name="T23"> removed from ESAPI in a future release </text:span><text:span text:style-name="T41">in </text:span><text:span text:style-name="T43">one</text:span><text:span text:style-name="T41"> year’s time from the ESAPI 2.5.3.0 release date.</text:span></text:p>
          </table:table-cell>
        </table:table-row>
        <table:table-row table:style-name="Table2.1">
          <table:table-cell table:style-name="Table2.A1" office:value-type="string">
            <text:p text:style-name="P8"><text:span text:style-name="T16">Details</text:span>:</text:p>
          </table:table-cell>
          <table:table-cell table:style-name="Table2.A1" office:value-type="string">
            <text:p text:style-name="P22">May be exploitable <text:span text:style-name="T43">(likely as XSS)</text:span>, depending on how you use it.</text:p>
          </table:table-cell>
        </table:table-row>
        <table:table-row table:style-name="Table2.1">
          <table:table-cell table:style-name="Table2.A1" office:value-type="string">
            <text:p text:style-name="P8"><text:span text:style-name="T13">GitHub</text:span> Issue #:</text:p>
          </table:table-cell>
          <table:table-cell table:style-name="Table2.A1" office:value-type="string">
            <text:p text:style-name="P11">None.</text:p>
          </table:table-cell>
        </table:table-row>
        <table:table-row table:style-name="Table2.1">
          <table:table-cell table:style-name="Table2.A8" office:value-type="string">
            <text:p text:style-name="P10">Related:</text:p>
          </table:table-cell>
          <table:table-cell table:style-name="Table2.A8" office:value-type="string">
            <text:p text:style-name="P30"><text:a xlink:type="simple" xlink:href="https://github.com/ESAPI/esapi-java-legacy/security/advisories/GHSA-r68h-jhhj-9jvm" text:style-name="Internet_20_link" text:visited-style-name="Visited_20_Internet_20_Link">https://github.com/ESAPI/esapi-java-legacy/security/advisories/GHSA-r68h-jhhj-9jvm</text:a></text:p>
          </table:table-cell>
        </table:table-row>
        <table:table-row table:style-name="Table2.1">
          <table:table-cell table:style-name="Table2.A1" office:value-type="string">
            <text:p text:style-name="P8">CWE:</text:p>
          </table:table-cell>
          <table:table-cell table:style-name="Table2.A1" office:value-type="string">
            <text:p text:style-name="P20"><text:a xlink:type="simple" xlink:href="https://cwe.mitre.org/data/definitions/79.html" text:style-name="Internet_20_link" text:visited-style-name="Visited_20_Internet_20_Link"><text:span text:style-name="T34">CWE-79</text:span></text:a><text:span text:style-name="T34"> or </text:span><text:a xlink:type="simple" xlink:href="https://cwe.mitre.org/data/definitions/80.html" text:style-name="Internet_20_link" text:visited-style-name="Visited_20_Internet_20_Link"><text:span text:style-name="T34">CWE-80</text:span></text:a><text:span text:style-name="T34">, take your pick. </text:span><text:span text:style-name="T35">Also, if</text:span> <text:span text:style-name="T41">there </text:span>is a CWE for overreaching promises or developer brain farts, <text:span text:style-name="T35">then add those as well.</text:span></text:p>
          </table:table-cell>
        </table:table-row>
        <table:table-row table:style-name="Table2.1">
          <table:table-cell table:style-name="Table2.A1" office:value-type="string">
            <text:p text:style-name="P8">CVE Identifier:</text:p>
          </table:table-cell>
          <table:table-cell table:style-name="Table2.A1" office:value-type="string">
            <text:p text:style-name="P18">None. See notes as to why we did not file for a CVE.</text:p>
          </table:table-cell>
        </table:table-row>
        <table:table-row table:style-name="Table2.1">
          <table:table-cell table:style-name="Table2.A1" office:value-type="string">
            <text:p text:style-name="P18">CVSSv3 score:</text:p>
          </table:table-cell>
          <table:table-cell table:style-name="Table2.B11" office:value-type="string">
            <text:p text:style-name="P21">None <text:span text:style-name="T66">calculated, </text:span>as we did not file for a CVE. Take your own stab at it. <text:span text:style-name="T66">You certainly will be able to arrive at a more accurate figure than the worst case scenario for libraries as demanded by both FIRST’s CVSS User Guide and NIST NVD.</text:span></text:p>
          </table:table-cell>
        </table:table-row>
      </table:table>
      <text:h text:style-name="Heading_20_1" text:outline-level="1">Background</text:h>
      <text:p text:style-name="Standard"><text:a xlink:type="simple" xlink:href="https://owasp.org/www-project-enterprise-security-api/" text:style-name="Internet_20_link" text:visited-style-name="Visited_20_Internet_20_Link">OWASP ESAPI</text:a> (<text:span text:style-name="T15">t</text:span>he OWASP Enterprise Security API) is a free, open source, web application security control library that makes it easier for programmers to write lower-risk applications. The ESAPI for Java library is designed to make it easier for programmers to <text:soft-page-break/>retrofit security into existing applications. ESAPI for Java also serves as a solid foundation for new development.</text:p>
      <text:p text:style-name="P6">One of the security controls provided by ESAPI for Java is <text:span text:style-name="T14">its provision </text:span><text:span text:style-name="T23">to validate various data types</text:span><text:span text:style-name="T14">. </text:span><text:span text:style-name="T23">In particular, </text:span><text:span text:style-name="T43">ESAPI</text:span><text:span text:style-name="T23"> attempted (in hindsight, mistakenly) to verify if certain input was “safe HTML”, where “safe” in this context meant that the validated input was safe from XSS vulnerabilities. </text:span><text:span text:style-name="T14">ESAPI leverage</text:span><text:span text:style-name="T23">d</text:span><text:span text:style-name="T14"> the functionality of </text:span><text:span text:style-name="T23">OWASP AntiSamy </text:span><text:span text:style-name="T43">and a very strict AntiSamy policy file </text:span><text:span text:style-name="T23">to </text:span><text:span text:style-name="T57">attempt to </text:span><text:span text:style-name="T23">achieve this</text:span><text:span text:style-name="T14"> functionality.</text:span></text:p>
      <text:h text:style-name="Heading_20_1" text:outline-level="1">Problem Description</text:h>
      <text:p text:style-name="P29">Before understanding the folly behind the pompous promise of the implied claim that <text:span text:style-name="T26">isValidSafeHTML</text:span> was going to—without fail—<text:span text:style-name="T43">be able to </text:span>discern safe from unsafe input, we first need to understand how it has been implemented and how it interacts with AntiSamy.</text:p>
      <text:p text:style-name="P14">The implementations of the <text:span text:style-name="T31">2.5.2.0</text:span> version of the <text:span text:style-name="T26">isValidSafeHTML</text:span> methods may be found here:</text:p>
      <text:p text:style-name="P15"><text:a xlink:type="simple" xlink:href="https://github.com/ESAPI/esapi-java-legacy/blob/esapi-2.5.2.0/src/main/java/org/owasp/esapi/reference/DefaultValidator.java#L384-L405" text:style-name="Internet_20_link" text:visited-style-name="Visited_20_Internet_20_Link">https://github.com/ESAPI/esapi-java-legacy/blob/esapi-2.5.2.0/src/main/java/org/owasp/esapi/reference/DefaultValidator.java#L384-L405</text:a></text:p>
      <text:p text:style-name="P14">Since there are short and very similar, I will reproduce the simpler one here for more convenient referencing:</text:p>
      <text:p text:style-name="P16"><text:s text:c="5"/>public boolean isValidSafeHTML(String context, String input, int maxLength, boolean allowNull) {</text:p>
      <text:p text:style-name="P16"><text:s text:c="8"/>try {</text:p>
      <text:p text:style-name="P16"><text:s text:c="12"/>getValidSafeHTML( context, input, maxLength, allowNull);</text:p>
      <text:p text:style-name="P16"><text:s text:c="12"/>return true;</text:p>
      <text:p text:style-name="P16"><text:s text:c="8"/>} catch( Exception e ) {</text:p>
      <text:p text:style-name="P16"><text:s text:c="12"/>return false;</text:p>
      <text:p text:style-name="P16"><text:s text:c="8"/>}</text:p>
      <text:p text:style-name="P16"><text:s text:c="4"/>}</text:p>
      <text:p text:style-name="P25"><text:span text:style-name="T25">The following </text:span><text:span text:style-name="T43">explanation is </text:span><text:span text:style-name="T25">a bit of </text:span><text:span text:style-name="T30">an </text:span><text:span text:style-name="T25">oversimplification, but is essentially correct at a high level. The</text:span> <text:span text:style-name="T26">getValid</text:span><text:span text:style-name="T59">SafeHTML</text:span><text:span text:style-name="T25"> method first canonicalizes ‘input’ and then passes that to AntiSamy to scan with and sanitize it with the rules found in ESAPI’s AntiSamy policy file (by default, antisamy-esapi.xml). </text:span><text:span text:style-name="T27">I</text:span><text:span text:style-name="T43">t</text:span><text:span text:style-name="T27"> is important to keep in mind that while ESAPI provides a default AntiSamy policy file and most ESAPI clients just seem to use it as-is, it is </text:span><text:span text:style-name="T11">intended</text:span><text:span text:style-name="T27"> to be </text:span><text:span text:style-name="T50">customized</text:span><text:span text:style-name="T27"> to a</text:span><text:span text:style-name="T43">n</text:span><text:span text:style-name="T27"> </text:span><text:span text:style-name="T43">application’s</text:span><text:span text:style-name="T27"> specific needs.</text:span></text:p>
      <text:p text:style-name="P24">AntiSamy (and thus ESAPI’s <text:span text:style-name="T26">getValidSafeHTML</text:span> method) will either return the “cleansed” (i.e., scrubbed) sanitized input with <text:span text:style-name="T43">its “dangerous bits”, i.e., the p</text:span>ortions not permitted by its policy files, <text:span text:style-name="T43">completely </text:span>removed, or it will throw <text:span text:style-name="T37">AntiSamy’s</text:span> own <text:span text:style-name="T26">org.owasp.validator.html.ScanException</text:span>, which ESAPI re-throws as its own <text:span text:style-name="T26">ValidationException</text:span>. <text:span text:style-name="T43">In the above method signature, t</text:span>he ‘context’ <text:span text:style-name="T43">parameter</text:span> is merely used for log<text:span text:style-name="T43">ging</text:span> and exception messages. There are also early checks for see it the length of the ‘input’ exceeds ‘maxLength’ <text:span text:style-name="T43">parameter </text:span>and whether or not the ‘input’ is allowed to be null or empty <text:span text:style-name="T43">as determined by the ‘allowNull’ parameter</text:span>.</text:p>
      <text:p text:style-name="P46"><text:soft-page-break/>The problem <text:span text:style-name="T28">with the </text:span><text:span text:style-name="T60">isValidSafeHTML</text:span><text:span text:style-name="T28"> is method is that it returns true even when ‘input’ is potentially dangerous if </text:span><text:span text:style-name="T43">that specific ‘input’ </text:span><text:span text:style-name="T28">used as-is but is something that AntiSamy is able to scrub the naughty bits.</text:span></text:p>
      <text:p text:style-name="P46"><text:span text:style-name="T28">So, why is this a problem? Because <text:s/></text:span><text:span text:style-name="T60">isValidSafeHTML</text:span><text:span text:style-name="T28"> is a boolean and the typical use will be using it to check ‘input’ and i</text:span><text:span text:style-name="T43">f</text:span><text:span text:style-name="T28"> true is returned, assume that ‘input’ is “safe” </text:span><text:span text:style-name="T43">for consumption</text:span><text:span text:style-name="T28">. (Because, after all, isn’t that what the method </text:span><text:span text:style-name="T43">name is</text:span><text:span text:style-name="T28"> promising?) Except <text:s/></text:span><text:span text:style-name="T43">the problem is </text:span><text:span text:style-name="T28">that </text:span><text:span text:style-name="T43">the</text:span><text:span text:style-name="T28"> ‘input’ </text:span><text:span text:style-name="T43">may</text:span><text:span text:style-name="T28"> not </text:span><text:span text:style-name="T43">be </text:span><text:span text:style-name="T28">safe </text:span><text:span text:style-name="T43">at all</text:span><text:span text:style-name="T28">. Rather, only the discarded return result from </text:span><text:span text:style-name="T60">getValidSafeHTML</text:span><text:span text:style-name="T28"> is going to be “safe” (as defined by your possibly customized AntiSamy policy file).</text:span></text:p>
      <text:p text:style-name="P47"><text:span text:style-name="T28">At first, I thought, I naively thought I could fix this by comparing (with whitespace excluded and using </text:span><text:span text:style-name="T60">String.equalsIgnoreCase</text:span><text:span text:style-name="T28">) to compare ‘input’ to the cleansed value returned by </text:span><text:span text:style-name="T60">getValidSafeHTML</text:span><text:span text:style-name="T28">. </text:span><text:span text:style-name="T43">(See the outlined method, </text:span><text:span text:style-name="T48">stricterIsValidSafeHTML</text:span><text:span text:style-name="T44">, </text:span><text:span text:style-name="T43">described in the “Workarounds” section below </text:span><text:span text:style-name="T52">for details</text:span><text:span text:style-name="T43">.) </text:span><text:span text:style-name="T28">However, I soon realized that turned out to be a fool’s errand because whether AntiSamy throws a </text:span><text:span text:style-name="T60">ScanException</text:span><text:span text:style-name="T28"> or successfully is able to cleans</text:span><text:span text:style-name="T37">e</text:span><text:span text:style-name="T28"> the output </text:span><text:span text:style-name="T52">is</text:span><text:span text:style-name="T28"> largely </text:span><text:span text:style-name="T52">dependent</text:span><text:span text:style-name="T28"> on one’s AntiSamy policy file, which we </text:span><text:span text:style-name="T52">and the AntiSamy team </text:span><text:span text:style-name="T28">encourage developers to tweak to their </text:span><text:span text:style-name="T52">specific application needs</text:span><text:span text:style-name="T28">. </text:span><text:span text:style-name="T52">Is is for this reason that the ESAPI team decided to deprecate these two methods. We would have in fact flat out removed it in ESAPI 2.5.3.0 had that not likely broke applications using ESAPI. (And we know from experience that generally that means that many developers would choose to simply forego updating to ESAPI 2.5.3.0 had that been the case and the end result would have been even worse.) But</text:span><text:span text:style-name="T39">, if you are bent on continuing to use something that cannot be guaranteed to be safe, a slightly better alternative is offered in the </text:span><text:span text:style-name="T52">aforementioned </text:span><text:span text:style-name="T39">“Workarounds” section.</text:span></text:p>
      <text:p text:style-name="P33"><text:span text:style-name="T39">The</text:span><text:span text:style-name="T38"> ESAPI team believes that </text:span><text:span text:style-name="T39">both the original </text:span><text:span text:style-name="T61">Validator.isValidSafeHTML</text:span><text:span text:style-name="T39"> approach as well as the stricter approach shown in the “Workarounds” section are both </text:span><text:span text:style-name="T38">misguided at best, </text:span><text:span text:style-name="T39">so consider yourself warned </text:span><text:span text:style-name="T52">should you decide to continue using either of them.</text:span></text:p>
      <text:h text:style-name="P28" text:outline-level="1">Impact</text:h>
      <text:p text:style-name="P48">Depending on how you are using <text:span text:style-name="T26">isValidSafeHTML</text:span>, the worst case scenario is that you check tainted input that is deemed “safe” by this function and then just use it as-is without any <text:span text:style-name="T52">futher </text:span>data validation <text:span text:style-name="T52">and no </text:span>output encoding or CSP headers <text:span text:style-name="T52">so that</text:span> it results in an (persistent) XSS vulnerability. <text:span text:style-name="T41">However, if</text:span> you are just using this <text:span text:style-name="T41">method </text:span>to say “yep, this is input that I should use ESAPI’s safe logger to log”, then you ought to be okay. YMMV.</text:p>
      <text:p text:style-name="P38"><text:span text:style-name="T42">But if you are fortunate enough for your brains not to have leaked out your ears onto the sidewalk and avoided it, kudos to you. In the past 15+ years since it has been like this in ESAPI release 1.3, thousands of developers have probably read through the </text:span><text:span text:style-name="T62">isValidSafeHTML</text:span><text:span text:style-name="T42"> Javadoc or even looked at it’s code and to our knowledge, no one has ever noticed this. (Or if they did, no one had ever mentioned anything to us about the potential issues.) So much for “Many eyes make all bugs shallow.” </text:span>😜 </text:p>
      <text:h text:style-name="P13" text:outline-level="1"><text:soft-page-break/><text:span text:style-name="T25">Why no CVE </text:span><text:span text:style-name="T29">for this issue?</text:span></text:h>
      <text:p text:style-name="P26"><text:span text:style-name="T56">The ESAPI team realizes that we may get some flak for not creating a CVE for this issue. </text:span>There are several reasons <text:span text:style-name="T56">why we (and mostly me [Kevin]) decided not to do so</text:span>. Here are the main ones:</text:p>
      <text:list text:style-name="L1">
        <text:list-item>
          <text:p text:style-name="P40">Creating a CVE is a royal PITA. It <text:span text:style-name="T41">is </text:span><text:span text:style-name="T32">less painful now that I can leverage GitHub as the CNA and do it all through the GitHub Security Advisories, but the level of detail that I feel I owe to the FOSS community is a much higher bar for CVEs and I just don’t have the time to deal with that right now. </text:span><text:span text:style-name="T41">I probably also would feel compelled to try much harder and longer for a fix before announcing this and that could endanger those using this method.</text:span></text:p>
        </text:list-item>
        <text:list-item>
          <text:p text:style-name="P41">We consider this unfixable, other than giving these two methods a less pretentious name. We considered just renaming it to something more realistic like <text:span text:style-name="T26">mightThisBeValidSafeHTML</text:span> to dissuade developers from using it, but we feel the best this is to burn th<text:span text:style-name="T40">ese 2 methods</text:span> to the ground without causing an uproar from the ESAPI community.</text:p>
        </text:list-item>
        <text:list-item>
          <text:p text:style-name="P42">Realistically, we can’t simply flat out remove this. It would break so much code that people would just refuse to upgrade. So, a compromise is that we deprecate these methods and add a bold CAVEAT that points people to the GitHub Security Advisory. However, if it were a CVE, it would still not be considered fixed. (Deprecation might be fine if the deprecation includes a fix, but we are not aware of any way to achieve that for the previously noted reasons discussed under the “Problem Description” section. <text:span text:style-name="T33">Then once we did finally “fix” it by eventually removing it (the plan is to do so after only one year from this current release date), we would have to revise the CVE to note that it was closed in that future version...yet another PITA.</text:span></text:p>
        </text:list-item>
        <text:list-item>
          <text:p text:style-name="P44">Since it would not truly be fixed until both of the offending <text:span text:style-name="T26">isValidSafeHTML</text:span> methods are removed (see previous bullet), a probably High <text:span text:style-name="T52">(or possibly Critical) C</text:span>VSSv3 rating (what XSS vulnerabilities in libraries are typically rated as; typically comes out as a 7.5 <text:span text:style-name="T56">or higher</text:span>) would likely cause a minor panic among many cybersecurity engineers who would smack developers in the head <text:span text:style-name="T52">and </text:span><text:span text:style-name="T56">force</text:span><text:span text:style-name="T52"> them upgrade to ESAPI 2.5.3.0 [assuming we <text:s/></text:span><text:span text:style-name="T56">had actually </text:span><text:span text:style-name="T52">“fixed” it there by removing the methods</text:span><text:span text:style-name="T56">]</text:span><text:span text:style-name="T52"> even if </text:span><text:span text:style-name="T56">those applications</text:span><text:span text:style-name="T52"> were not using either of these interfaces. Or if in the case where we chose not to remove but only deprecate the methods, possibly the better-staffed, more reasonable vulnerability management teams would only force application developers to go back and remove all instances of calls to the </text:span><text:span text:style-name="T63">isValidSafeHTML</text:span><text:span text:style-name="T52"> methods from their code, assuming they had a way to detect its use.</text:span> (This is <text:span text:style-name="T52">in fact the only practical approach</text:span> when a new patched version is released that is not “secure by default”.)</text:p>
        </text:list-item>
        <text:list-item>
          <text:p text:style-name="P43">We think that between a GitHub Security Advisory for this (which should alert cybersecurity staff who monitor SCA tools) as well as prominent Javadoc warning, warning in the release notes, and deprecating both of the methods ought to provide sufficient warning.</text:p>
        </text:list-item>
      </text:list>
      <text:p text:style-name="P49"><text:span text:style-name="T53">Lastly,</text:span> if you want to be the brave soul to take <text:span text:style-name="T53">the security bulletin</text:span> to some CNA and fight for it being a CVE, <text:span text:style-name="T40">knock yourself out.</text:span> Better the pain be in your @$$ than mine. <text:span text:style-name="T40">However, since many SCA tools (</text:span><text:span text:style-name="T53">at least </text:span><text:span text:style-name="T40">the commercial ones) now also flag GitHub Security Advisory in addition to CVEs, there probably is little value in doing so. </text:span><text:span text:style-name="T53">If you do this, we </text:span><text:soft-page-break/><text:span text:style-name="T53">just ask that you reference this </text:span><text:span text:style-name="aqj"><text:span text:style-name="T44">GitHub Security Advisory </text:span></text:span><text:a xlink:type="simple" xlink:href="https://github.com/ESAPI/esapi-java-legacy/security/advisories/GHSA-r68h-jhhj-9jvm" text:style-name="Internet_20_link" text:visited-style-name="Visited_20_Internet_20_Link"><text:span text:style-name="aqj"><text:span text:style-name="T67">GHSA-r68h-jhhj-9jvm</text:span></text:span></text:a><text:span text:style-name="aqj"><text:span text:style-name="T44"> </text:span></text:span><text:span text:style-name="aqj"><text:span text:style-name="T45">and this ESAPI Security Bulletin in the CVE.</text:span></text:span></text:p>
      <text:p text:style-name="P50"><text:span text:style-name="aqj"><text:span text:style-name="T46">Once we have finally </text:span></text:span><text:span text:style-name="aqj"><text:span text:style-name="T47">removed</text:span></text:span><text:span text:style-name="aqj"><text:span text:style-name="T46"> the pretentiously named </text:span></text:span><text:span text:style-name="aqj"><text:span text:style-name="T49">isValidSafeHTML</text:span></text:span><text:span text:style-name="aqj"><text:span text:style-name="T46"> methods from a future ESAPI release, we may reconsider creating a CVE so that FOSS SCA tools that are not looking at GitHub Security Advisories as a data source can flag the use of this in ESAPI. We’ll just have to see how it plays out.</text:span></text:span></text:p>
      <text:h text:style-name="Heading_20_1" text:outline-level="1">Workaround</text:h>
      <text:p text:style-name="P34">Stop using either of the <text:span text:style-name="T26">Validator.isValidSafeHTML</text:span>, or if you do use it, do not use the tainted input without first passing it through <text:span text:style-name="T26">Validator.getValidSafeHTML</text:span> and using its sanitized output.</text:p>
      <text:p text:style-name="P35">Alternately, if you are really desperate, you can try an alternative that I considered and rejected. It is a stricter form of <text:span text:style-name="T26">Validator.isValidSafeHTML</text:span>. On the plus side, this should have considerably less false negatives (that is, it should reject more variations of dangerous tainted input), with the side effect of having more false positives (that is, rejecting additional safe variants). One major reason that I rejected it was a concern that ESAPI users who are using <text:span text:style-name="T64">Validator.isValidSafeHTML</text:span><text:span text:style-name="T24"> </text:span>would deliberately weaken their antisamy-esapi.xml AntiSamy policy files to reduce the false positives. Sadly, not breaking code usually seems to take precedent over security issues, so I am fairly confident that this will happen and hence weighed heavily in my decision to not make this approach part of the official ESAPI stance. In the end, I feel that deprecating this and then removing it after a one year period is the best way to deal with it. So, while I <text:span text:style-name="T5">don’t</text:span> actually <text:span text:style-name="T10">recommend</text:span> this approach, I suggest it over continuing to use ESAPI’s deprecated <text:span text:style-name="T26">Validator.isValidSafeHTML</text:span> methods. I also am aware that if I didn’t offer this, there would be a lot of you who would simply continue snarfing the deprecated code and using it as-is, and I feel that is a less secure situation. Hence I offer this as a reasonable compromise, but be wary of weakening your antisamy-esapi.xml policy file simply because it now rejects things that <text:span text:style-name="T26">Validator.isValidSafeHTML</text:span> did not reject:</text:p>
      <text:p text:style-name="P36">/**</text:p>
      <text:p text:style-name="P36"><text:s/>* A somewhat stricter version of ESAPI's Validator.isValidSafeHTML method.</text:p>
      <text:p text:style-name="P36"><text:s/>* It should be noted that this still cannot guarantee that the {@code input}</text:p>
      <text:p text:style-name="P36"><text:s/>* can always be considered "safe" HTML markup, but is should be better than</text:p>
      <text:p text:style-name="P36"><text:s/>* {@code Validator.isValidSafeHTML}.</text:p>
      <text:p text:style-name="P36"><text:s/>*</text:p>
      <text:p text:style-name="P36"><text:s/>* The idea behind this method (one that is still not fool-proof by the way) is</text:p>
      <text:p text:style-name="P36"><text:s/>* that after deleting all the (irrelevant) white space from both the</text:p>
      <text:p text:style-name="P36"><text:s/>* tainted input and the AntiSamy sanitized "cleansed" output, we compare</text:p>
      <text:p text:style-name="P36"><text:s/>* them via {@code String.equalsIgnoreCase} and if they are the same the</text:p>
      <text:p text:style-name="P36"><text:s/>* cleansed output and tainted input are equivalent, so is is safer than at</text:p>
      <text:p text:style-name="P36"><text:s/>* least the original ESAPI Validator.isSafeValidHTML that is now</text:p>
      <text:p text:style-name="P36"><text:s/>* deprecated.</text:p>
      <text:p text:style-name="P36"><text:s/>*</text:p>
      <text:p text:style-name="P36"><text:s/>* There are several reasons why an approach such as this was not considered</text:p>
      <text:p text:style-name="P36"><text:s/>* as an alternative to deprecated the original ESAPI method. They are</text:p>
      <text:p text:style-name="P36"><text:s/>* provided in ESAPI Security Bulletin #12 if you are interested.</text:p>
      <text:p text:style-name="P36"><text:s/>*</text:p>
      <text:p text:style-name="P36"><text:s/>*/</text:p>
      <text:p text:style-name="P37"><text:soft-page-break/>public static boolean stricterIsValidSafeHTML(String context, String input,</text:p>
      <text:p text:style-name="P37"><text:s text:c="46"/>int maxLength, boolean allowNull) {</text:p>
      <text:p text:style-name="P36"><text:s text:c="4"/>try {</text:p>
      <text:p text:style-name="P36"><text:s text:c="8"/>//</text:p>
      <text:p text:style-name="P36"><text:s text:c="8"/>// If allowNull is true and input is null or empty, then null is returned for</text:p>
      <text:p text:style-name="P36"><text:s text:c="8"/>// the cleansed string. If allowNull is false and input is null or empty, then</text:p>
      <text:p text:style-name="P36"><text:s text:c="8"/>// a ValidationException is thrown. So, we need this first 'if' check to prevent</text:p>
      <text:p text:style-name="P36"><text:s text:c="8"/>// NullPointerExceptions.</text:p>
      <text:p text:style-name="P36"><text:s text:c="8"/>//</text:p>
      <text:p text:style-name="P37"><text:s text:c="8"/>String cleansed = ESAPI.validator().getValidSafeHTML( context, input,</text:p>
      <text:p text:style-name="P37"><text:s text:c="62"/>maxLength, allowNull);</text:p>
      <text:p text:style-name="P36"><text:s text:c="8"/>if ( allowNull &amp;&amp; input == null ) {</text:p>
      <text:p text:style-name="P36"><text:s text:c="12"/>return true;</text:p>
      <text:p text:style-name="P36"><text:s text:c="8"/>} else {</text:p>
      <text:p text:style-name="P36"><text:s text:c="12"/>//</text:p>
      <text:p text:style-name="P36"><text:s text:c="12"/>// getValidSafeHTML() (via AntiSamy) trims the cleansed results as well</text:p>
      <text:p text:style-name="P36"><text:s text:c="12"/>// as deleting consecutive white space, so before the comparison,</text:p>
      <text:p text:style-name="P36"><text:s text:c="12"/>// we simply delete ALL whitespace. I think using the Apache Commons</text:p>
      <text:p text:style-name="P36"><text:s text:c="12"/>// Lang StringUtils.deleteWhitespace() is probably faster than</text:p>
      <text:p text:style-name="P36"><text:s text:c="12"/>// using String.replaceAll() since no regex is involved, but use</text:p>
      <text:p text:style-name="P36"><text:s text:c="12"/>// whatever approach you like here.</text:p>
      <text:p text:style-name="P36"><text:s text:c="12"/>//</text:p>
      <text:p text:style-name="P37"><text:s text:c="12"/>String inputNoWS =</text:p>
      <text:p text:style-name="P37"><text:s text:c="12"/><text:tab/><text:tab/>org.apache.commons.lang.StringUtils.deleteWhitespace( input );</text:p>
      <text:p text:style-name="P37"><text:s text:c="12"/>String cleansedNoWS =</text:p>
      <text:p text:style-name="P37"><text:tab/><text:tab/><text:tab/>org.apache.commons.lang.StringUtils.deleteWhitespace( cleansed );</text:p>
      <text:p text:style-name="P36"/>
      <text:p text:style-name="P36"><text:s text:c="12"/>//</text:p>
      <text:p text:style-name="P36"><text:s text:c="12"/>// Note: We need to use equalsIgnoreCase() here because if the input</text:p>
      <text:p text:style-name="P36"><text:s text:c="12"/>// used upper case tags (e.g., &lt;B&gt;bold&lt;/B&gt;), AntiSamy (at least the when`</text:p>
      <text:p text:style-name="P36"><text:s text:c="12"/>// the DOM parser is used), translates it to lowercase markup.</text:p>
      <text:p text:style-name="P36"><text:s text:c="12"/>//</text:p>
      <text:p text:style-name="P36"><text:s text:c="12"/>return inputNoWS.equalsIgnoreCase( cleansedNoWS );</text:p>
      <text:p text:style-name="P36"><text:s text:c="8"/>}</text:p>
      <text:p text:style-name="P36"><text:s text:c="4"/>} catch( Exception e ) {</text:p>
      <text:p text:style-name="P36"><text:s text:c="8"/>return false;</text:p>
      <text:p text:style-name="P36"><text:s text:c="4"/>}</text:p>
      <text:p text:style-name="P36">}</text:p>
      <text:p text:style-name="P52"/>
      <text:p text:style-name="P52"><text:span text:style-name="T53">As mentioned, even using a stricter check such as described above will </text:span><text:span text:style-name="T51">not</text:span><text:span text:style-name="T53"> make you safe if you continue to use the tainted input as-is, but <text:s/></text:span><text:span text:style-name="T54">it will make you a little </text:span><text:span text:style-name="T12">safer</text:span><text:span text:style-name="T54">. Specifically, </text:span><text:span text:style-name="T53">it may give you some additional time to make your application a bit more secure while you add some other defensive mechanism such as contextual output encoding or CSP headers, etc.</text:span></text:p>
      <text:h text:style-name="Heading_20_1" text:outline-level="1">Solution</text:h>
      <text:p text:style-name="P23">This section describes the high level changes made to ESAPI in version 2.5.<text:span text:style-name="T24">3</text:span>.0 to address <text:span text:style-name="T24">this issue.</text:span></text:p>
      <text:p text:style-name="P27"><text:soft-page-break/><text:span text:style-name="T24">We debated whether to just flat-out to remove the code or replace it with throwing an unchecked RuntimeException that referred to the GitHub security advisory. However, since we didn’t want to be responsible for flat out breaking people’s production code, we decided the better course of action was to deprecate the two methods </text:span><text:span text:style-name="T9">which we plan to remove after only a single year</text:span><text:span text:style-name="T24"> rather than the normal two year </text:span><text:span text:style-name="T54">deprecation </text:span><text:span text:style-name="T24">period.</text:span></text:p>
      <text:h text:style-name="P39" text:outline-level="1">Lessons Learned</text:h>
      <text:p text:style-name="P53">Naming things, including method names, is important. <text:span text:style-name="T56">Think hard about what you name things, especially “public” things that developers will use. </text:span>Don’t pick overly pretentious names when you can’t deliver the goods.</text:p>
      <text:p text:style-name="P54">Also, we cannot rely on <text:a xlink:type="simple" xlink:href="https://en.wikipedia.org/wiki/Linus%27s_law" text:style-name="Internet_20_link" text:visited-style-name="Visited_20_Internet_20_Link">Linus’s law</text:a> for security purposes. Several people much smarter than me created ESAPI and added the <text:span text:style-name="T26">Validator.isValidSafeHTML</text:span> interfaces and its implementation in <text:span text:style-name="T26">DefaultValidator.isValidSafeHTML</text:span> and they didn’t realize the danger. We have evidence that this dates back to at least <text:a xlink:type="simple" xlink:href="https://github.com/ESAPI/esapi-java-legacy/tree/1.3" text:style-name="Internet_20_link" text:visited-style-name="Visited_20_Internet_20_Link">ESAPI 1.3</text:a>, which seems to date back to at least September 2008. Presumably “many eyes” have read the Javadoc and likely the source code for these methods and yet no one has reported a problem with them, until now, more than 15 years later. It’s time to go back to full mandatory manual security code reviews ESAPI Team!</text:p>
      <text:h text:style-name="Heading_20_1" text:outline-level="1">Acknowledgments</text:h>
      <text:p text:style-name="P12"><text:span text:style-name="T19">R</text:span><text:span text:style-name="T18">eviewers: Matt Seil, Jeremiah Stacey, </text:span><text:span text:style-name="T20">Jon Moroney (GitHub Advanced Security team)</text:span></text:p>
      <text:h text:style-name="Heading_20_1" text:outline-level="1">References</text:h>
      <text:p text:style-name="P31"><text:a xlink:type="simple" xlink:href="https://github.com/ESAPI/esapi-java-legacy/security/advisories/GHSA-r68h-jhhj-9jvm" text:style-name="Internet_20_link" text:visited-style-name="Visited_20_Internet_20_Link">https://github.com/ESAPI/esapi-java-legacy/security/advisories/GHSA-r68h-jhhj-9jvm</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Source Sans Pro" svg:font-family="'Source Sans Pro', Helvetica, Arial, sans-serif"/>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6T23:38:00.098802707</meta:creation-date>
    <dc:language>en-US</dc:language>
    <meta:editing-cycles>59</meta:editing-cycles>
    <meta:editing-duration>P1DT11H20M18S</meta:editing-duration>
    <meta:generator>LibreOffice/7.6.2.1$Linux_X86_64 LibreOffice_project/9d0b4c0791fc17bc4181a67fd90c5aaed576d1c0</meta:generator>
    <dc:description>Fixed in ESAPI 2.5.2.0</dc:description>
    <meta:keyword>vulnerability</meta:keyword>
    <meta:keyword>DoS</meta:keyword>
    <meta:keyword>Apache Commons FileUpload</meta:keyword>
    <dc:subject>ESAPI Security Bulletin</dc:subject>
    <dc:title>How Does CVE-2023-24998 Impact ESAPI?</dc:title>
    <dc:date>2023-11-19T16:57:55.728087630</dc:date>
    <meta:document-statistic meta:table-count="2" meta:image-count="0" meta:object-count="0" meta:page-count="7" meta:paragraph-count="132" meta:word-count="2776" meta:character-count="17614" meta:non-whitespace-character-count="14456"/>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